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21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reate Datastore object to hold Solar Panel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Webservice for Inverter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Create Datastore object to hold Inverter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Create UI element to allow searching for and retrieving information from the webservice, including population of field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reate Unit Tests for Datastor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reate Unit Tests for Webservic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Create Unit Tests for Webservice Client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 table:style-name="ce11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evelop mathematical model for efficiency loss on panel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dd algorithm into the SolarPanel Class so can be accessed in client directly, or used by the server for bulk calculation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Unit Tests mathematical model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Update UI (In Solar Panel Wizard) to display the los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table:number-columns-repeated="16364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Unit Tests for UI update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Unit Tests for UI elements to perform search and field population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Algorithm in webservice to take into account inverter life, and include replacement costs as needed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table:number-columns-repeated="16364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be able to handle both Daily and Monthly usage input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17" table:style-name="ce15">
            <text:p>1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UI elements to be able to handle both Daily and hourly usage input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5" table:style-name="ce12"/>
          <table:table-cell table:number-columns-repeated="16364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21" table:style-name="ce14">
            <text:p>2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include display of solar panel distribution based on direction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25" table:style-name="ce12">
            <text:p>2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reate Unit Tests for Clas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1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reate Webservice for Location Information Lookup, Modifcation and Addition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reate Datastore object to hold Location information on GA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reate Unit Tests for Datastor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eate Unit Tests for Webservic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reate Unit Tests for Webservice Client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Create UI elements to display Location Information, including fetching from webservic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rra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reate Unit Tests for UI elements to perform search and field popul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9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Update Calculation Algorithm on GAE to allow for locaiton information to enhance calculation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005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Modify Unit Test on <text:s/>Calculation Algorithm to take into account location information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00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Create Dialog to manually enter Location Information, and allow saving of information to GAE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Create Unit Tests for UI elements to manually input inform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Darran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5" table:style-name="ce13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Display Monthly Savings Data Request to webservice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Display Monthly Savings Processing on webservice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Luke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Display Monthly Savings Data Return from webservice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Luke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Display Monthly Savings Webservice GUI Dialog boxe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Modify result information to allow switch between monthly and annual savings.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Luke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pdate UI elements to allow switching between both monthly and annual savings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Modify Unit Tests for new functionality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20">
            <text:p>30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Create Unit Tests for new UI elements.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64"/>
        </table:table-row>
        <table:table-row table:style-name="ro4">
          <table:table-cell office:value-type="float" office:value="36" table:style-name="ce14">
            <text:p>3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Wizard UI to have Sidebar navigator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4"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Create UI Tests for sideba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number-columns-repeated="16364"/>
        </table:table-row>
        <table:table-row table:number-rows-repeated="2" table:style-name="ro4">
          <table:table-cell table:number-columns-repeated="1024" table:style-name="ce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21">
            <text:p>Total Hours Remaining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2" table:style-name="ce9">
            <text:p>62</text:p>
          </table:table-cell>
          <table:table-cell office:value-type="float" office:value="61" table:style-name="ce9">
            <text:p>61</text:p>
          </table:table-cell>
          <table:table-cell office:value-type="float" office:value="67" table:style-name="ce9">
            <text:p>67</text:p>
          </table:table-cell>
          <table:table-cell office:value-type="float" office:value="56" table:style-name="ce9">
            <text:p>56</text:p>
          </table:table-cell>
          <table:table-cell office:value-type="float" office:value="54" table:style-name="ce9">
            <text:p>54</text:p>
          </table:table-cell>
          <table:table-cell office:value-type="float" office:value="47" table:style-name="ce9">
            <text:p>47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Completed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Remaining</text:p>
          </table:table-cell>
          <table:table-cell table:style-name="ce9"/>
          <table:table-cell table:style-name="ce21"/>
          <table:table-cell office:value-type="float" office:value="51" table:style-name="ce9">
            <text:p>51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0" table:style-name="ce9">
            <text:p>40</text:p>
          </table:table-cell>
          <table:table-cell office:value-type="float" office:value="39" table:style-name="ce9">
            <text:p>39</text:p>
          </table:table-cell>
          <table:table-cell office:value-type="float" office:value="34" table:style-name="ce9">
            <text:p>34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Ideal Burndown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Day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1"/>
        </table:table-row>
        <table:table-row table:number-rows-repeated="1048514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09-19T05:37:36Z</dc:date>
    <meta:editing-cycles>48</meta:editing-cycles>
    <meta:editing-duration>PT2162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944094488188pt" svg:y="15.19370078740157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30393700787402pt" svg:y="95.13062992125983pt" svg:width="930.925905511811pt" svg:height="431.7448031496062pt" chart:style-name="Plt0">
          <chart:axis chart:dimension="y" chart:name="primary-y" chart:style-name="Axs0">
            <chart:title svg:x="12.75590551181102pt" svg:y="321.9874015748031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968503937pt" svg:y="538.2424409448818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